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table table:name="XP_Mordred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office:value-type="string" table:number-columns-spanned="10" table:number-rows-spanned="1">
            <text:p>LE MONDE D'ARLENOR : FICHE DE PERSONNAGE</text:p>
          </table:table-cell>
          <table:covered-table-cell table:style-name="ce17"/>
          <table:covered-table-cell table:style-name="ce21"/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INFORMATIONS</text:p>
          </table:table-cell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Mordred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joueur</text:p>
          </table:table-cell>
          <table:table-cell table:style-name="ce11"/>
          <table:table-cell table:style-name="ce22" office:value-type="string">
            <text:p>Yan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Mutant (Bras de dragon)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Pistole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 office:value-type="string">
            <text:p>Camouflag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1">
            <text:p>1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Restant</text:p>
          </table:table-cell>
          <table:table-cell table:style-name="ce30" office:value-type="float" office:value="0">
            <text:p>0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8">
            <text:p>8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6">
            <text:p>1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10">
            <text:p>10</text:p>
          </table:table-cell>
          <table:table-cell table:style-name="ce25" office:value-type="string">
            <text:p>Bonus</text:p>
          </table:table-cell>
          <table:table-cell table:style-name="ce30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Pistolets (4 charges)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TransFumée (TRA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rouillard (INV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26/02/2018</text:date>, <text:time>23:3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2:25:00</meta:creation-date>
    <dc:date>2018-02-26T23:33:15.53</dc:date>
    <meta:editing-duration>PT1M42S</meta:editing-duration>
    <meta:editing-cycles>3</meta:editing-cycles>
    <meta:generator>OpenOffice/4.1.3$Win32 OpenOffice.org_project/413m1$Build-9783</meta:generator>
    <meta:document-statistic meta:table-count="1" meta:cell-count="143" meta:object-count="0"/>
  </office:meta>
</office:document-meta>
</file>